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Test</text:p>
            <text:p>ID</text:p>
          </table:table-cell>
          <table:table-cell table:style-name="ce1" office:value-type="string">
            <text:p>Normal</text:p>
            <text:p>Abnormal</text:p>
            <text:p>Boundary</text:p>
          </table:table-cell>
          <table:table-cell table:style-name="ce1" office:value-type="string">
            <text:p>Black box</text:p>
            <text:p>White box</text:p>
          </table:table-cell>
          <table:table-cell table:style-name="ce1" office:value-type="string">
            <text:p>Functional</text:p>
            <text:p>Performance</text:p>
          </table:table-cell>
          <table:table-cell table:style-name="ce1" office:value-type="string">
            <text:p>Unit</text:p>
            <text:p>Integration</text:p>
          </table:table-cell>
          <table:table-cell table:style-name="ce1"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Functional</text:p>
          </table:table-cell>
          <table:table-cell office:value-type="string">
            <text:p>Unit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 office:value-type="string">
            <text:p>White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ormal</text:p>
          </table:table-cell>
          <table:table-cell office:value-type="string">
            <text:p>White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rmal</text:p>
          </table:table-cell>
          <table:table-cell office:value-type="string">
            <text:p>White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ormal</text:p>
          </table:table-cell>
          <table:table-cell office:value-type="string">
            <text:p>White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ormal</text:p>
          </table:table-cell>
          <table:table-cell office:value-type="string">
            <text:p>White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Functional</text:p>
          </table:table-cell>
          <table:table-cell office:value-type="string">
            <text:p>Unit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ormal</text:p>
          </table:table-cell>
          <table:table-cell office:value-type="string">
            <text:p>White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Functional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Performance</text:p>
          </table:table-cell>
          <table:table-cell office:value-type="string">
            <text:p>Integration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ormal</text:p>
          </table:table-cell>
          <table:table-cell office:value-type="string">
            <text:p>Black Box</text:p>
          </table:table-cell>
          <table:table-cell office:value-type="string">
            <text:p>Performance</text:p>
          </table:table-cell>
          <table:table-cell office:value-type="string">
            <text:p>Unit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23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egory Baker</meta:initial-creator>
    <meta:creation-date>2010-05-25T22:49:25</meta:creation-date>
    <dc:date>2010-05-25T23:36:13</dc:date>
    <dc:creator>Gregory Baker</dc:creator>
    <meta:editing-duration>PT00H46M48S</meta:editing-duration>
    <meta:editing-cycles>2</meta:editing-cycles>
    <meta:generator>OpenOffice.org/3.1$Unix OpenOffice.org_project/310m19$Build-9420</meta:generator>
    <meta:document-statistic meta:table-count="3" meta:cell-count="70" meta:object-count="0"/>
  </office:meta>
</office:document-meta>
</file>